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4708" officeooo:paragraph-rsid="0003470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4708" officeooo:paragraph-rsid="0003470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4708" officeooo:paragraph-rsid="00034708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3pt" officeooo:rsid="00034708" officeooo:paragraph-rsid="00034708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34708" officeooo:paragraph-rsid="0003470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52720" officeooo:paragraph-rsid="000527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34708" officeooo:paragraph-rsid="00034708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ea73" style:font-weight-asian="normal" style:font-weight-complex="normal"/>
    </style:style>
    <style:style style:name="T3" style:family="text">
      <style:text-properties fo:font-weight="normal" officeooo:rsid="00052720" style:font-weight-asian="normal" style:font-weight-complex="normal"/>
    </style:style>
    <style:style style:name="T4" style:family="text">
      <style:text-properties officeooo:rsid="0003ea73"/>
    </style:style>
    <style:style style:name="T5" style:family="text">
      <style:text-properties officeooo:rsid="00052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THIYAZ AHMED</text:p>
      <text:p text:style-name="P4">S6 AIML</text:p>
      <text:p text:style-name="P4">ROLL NO 27</text:p>
      <text:p text:style-name="P4">DATE: <text:span text:style-name="T5">12</text:span>/<text:span text:style-name="T5">02</text:span>/25</text:p>
      <text:p text:style-name="P1"/>
      <text:p text:style-name="P5">EXPERIMENT NO <text:span text:style-name="T5">5</text:span></text:p>
      <text:p text:style-name="P6">BAG OF WORDS</text:p>
      <text:p text:style-name="P2"/>
      <text:p text:style-name="P2">AIM:</text:p>
      <text:p text:style-name="P2"><text:s/><text:tab/><text:span text:style-name="T1">Write a python program to build a bag of words model in NLP.</text:span></text:p>
      <text:p text:style-name="P3"/>
      <text:p text:style-name="P2">PROGRAM:</text:p>
      <text:p text:style-name="P2"/>
      <text:p text:style-name="P3">import nltk</text:p>
      <text:p text:style-name="P3">import re</text:p>
      <text:p text:style-name="P3">import numpy as np</text:p>
      <text:p text:style-name="P3">import pandas as pd</text:p>
      <text:p text:style-name="P3">from nltk.corpus import stopwords</text:p>
      <text:p text:style-name="P3"/>
      <text:p text:style-name="P3">path = "/home/csnn12/Desktop/Imthiyaz/exp4/data.txt"</text:p>
      <text:p text:style-name="P3"/>
      <text:p text:style-name="P3"/>
      <text:p text:style-name="P3">with open(path, encoding="utf-8") as file:</text:p>
      <text:p text:style-name="P3"><text:s text:c="4"/>text = file.read()</text:p>
      <text:p text:style-name="P3"/>
      <text:p text:style-name="P3"/>
      <text:p text:style-name="P3">dataset = nltk.sent_tokenize(text)</text:p>
      <text:p text:style-name="P3">stop_words = set(stopwords.words('english'))</text:p>
      <text:p text:style-name="P3"/>
      <text:p text:style-name="P3">for i in range(len(dataset)):</text:p>
      <text:p text:style-name="P3"><text:s text:c="4"/>dataset[i] = re.sub(r"\W", " ", dataset[i])</text:p>
      <text:p text:style-name="P3"><text:s text:c="4"/>dataset[i] = re.sub(r"\s+", " ", dataset[i]).strip()</text:p>
      <text:p text:style-name="P3"/>
      <text:p text:style-name="P3"/>
      <text:p text:style-name="P3">count = {}</text:p>
      <text:p text:style-name="P3">for data in dataset:</text:p>
      <text:p text:style-name="P3"><text:s text:c="4"/>words = nltk.word_tokenize(data)</text:p>
      <text:p text:style-name="P3"><text:s text:c="4"/>words = [word for word in words if word not in stop_words]</text:p>
      <text:p text:style-name="P3"><text:s text:c="4"/>for word in words:</text:p>
      <text:p text:style-name="P3"><text:s text:c="8"/>count[word] = count.get(word, 0) + 1</text:p>
      <text:p text:style-name="P3"/>
      <text:p text:style-name="P3"/>
      <text:p text:style-name="P3"><text:soft-page-break/>import heapq</text:p>
      <text:p text:style-name="P3">feature_names = heapq.nlargest(10, count, key=count.get)</text:p>
      <text:p text:style-name="P3">print("Feature Names (Top 10 Words):", feature_names)</text:p>
      <text:p text:style-name="P3"/>
      <text:p text:style-name="P3"/>
      <text:p text:style-name="P3">vectors = []</text:p>
      <text:p text:style-name="P3">for data in dataset:</text:p>
      <text:p text:style-name="P3"><text:s text:c="4"/>vector = [1 if word in nltk.word_tokenize(data) else 0 for word in feature_names]</text:p>
      <text:p text:style-name="P3"><text:s text:c="4"/>vectors.append(vector)</text:p>
      <text:p text:style-name="P3"/>
      <text:p text:style-name="P3"/>
      <text:p text:style-name="P3">y = np.asarray(vectors)</text:p>
      <text:p text:style-name="P3"/>
      <text:p text:style-name="P3"/>
      <text:p text:style-name="P3">df = pd.DataFrame(y, columns=feature_names)</text:p>
      <text:p text:style-name="P3">print("\nBinary Vectors:\n", df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OUTPUT:</text:p>
      <text:p text:style-name="P3"/>
      <text:p text:style-name="P3"><text:s/>Feature Names (Top 10 Words): ['I', 'the', 'to', 'in', 'for', 'here', 'at', 'who', 'is', 'and']</text:p>
      <text:p text:style-name="P3"/>
      <text:p text:style-name="P3">Binary Vectors:</text:p>
      <text:p text:style-name="P3"><text:s text:c="5"/>I <text:s/>the <text:s/>to <text:s/>in <text:s/>for <text:s/>here <text:s/>at <text:s/>who <text:s/>is <text:s/>and</text:p>
      <text:p text:style-name="P3">0 <text:s text:c="2"/>0 <text:s text:c="3"/>0 <text:s text:c="2"/>0 <text:s text:c="2"/>0 <text:s text:c="3"/>0 <text:s text:c="4"/>0 <text:s text:c="2"/>0 <text:s text:c="3"/>0 <text:s text:c="2"/>0 <text:s text:c="3"/>0</text:p>
      <text:p text:style-name="P3">1 <text:s text:c="2"/>1 <text:s text:c="3"/>0 <text:s text:c="2"/>1 <text:s text:c="2"/>1 <text:s text:c="3"/>0 <text:s text:c="4"/>0 <text:s text:c="2"/>0 <text:s text:c="3"/>0 <text:s text:c="2"/>0 <text:s text:c="3"/>0</text:p>
      <text:p text:style-name="P3">2 <text:s text:c="2"/>0 <text:s text:c="3"/>0 <text:s text:c="2"/>0 <text:s text:c="2"/>0 <text:s text:c="3"/>0 <text:s text:c="4"/>0 <text:s text:c="2"/>0 <text:s text:c="3"/>0 <text:s text:c="2"/>0 <text:s text:c="3"/>0</text:p>
      <text:p text:style-name="P3">3 <text:s text:c="2"/>0 <text:s text:c="3"/>0 <text:s text:c="2"/>0 <text:s text:c="2"/>0 <text:s text:c="3"/>0 <text:s text:c="4"/>0 <text:s text:c="2"/>1 <text:s text:c="3"/>0 <text:s text:c="2"/>0 <text:s text:c="3"/>0</text:p>
      <text:p text:style-name="P3">4 <text:s text:c="2"/>0 <text:s text:c="3"/>0 <text:s text:c="2"/>0 <text:s text:c="2"/>0 <text:s text:c="3"/>1 <text:s text:c="4"/>0 <text:s text:c="2"/>0 <text:s text:c="3"/>0 <text:s text:c="2"/>0 <text:s text:c="3"/>0</text:p>
      <text:p text:style-name="P3">5 <text:s text:c="2"/>1 <text:s text:c="3"/>1 <text:s text:c="2"/>1 <text:s text:c="2"/>1 <text:s text:c="3"/>0 <text:s text:c="4"/>1 <text:s text:c="2"/>0 <text:s text:c="3"/>1 <text:s text:c="2"/>1 <text:s text:c="3"/>1</text:p>
      <text:p text:style-name="P3">6 <text:s text:c="2"/>1 <text:s text:c="3"/>1 <text:s text:c="2"/>0 <text:s text:c="2"/>1 <text:s text:c="3"/>0 <text:s text:c="4"/>1 <text:s text:c="2"/>0 <text:s text:c="3"/>1 <text:s text:c="2"/>0 <text:s text:c="3"/>1</text:p>
      <text:p text:style-name="P3">7 <text:s text:c="2"/>0 <text:s text:c="3"/>0 <text:s text:c="2"/>1 <text:s text:c="2"/>0 <text:s text:c="3"/>0 <text:s text:c="4"/>0 <text:s text:c="2"/>0 <text:s text:c="3"/>0 <text:s text:c="2"/>0 <text:s text:c="3"/>0</text:p>
      <text:p text:style-name="P3">8 <text:s text:c="2"/>1 <text:s text:c="3"/>1 <text:s text:c="2"/>1 <text:s text:c="2"/>0 <text:s text:c="3"/>1 <text:s text:c="4"/>1 <text:s text:c="2"/>1 <text:s text:c="3"/>0 <text:s text:c="2"/>0 <text:s text:c="3"/>1</text:p>
      <text:p text:style-name="P3">9 <text:s text:c="2"/>1 <text:s text:c="3"/>1 <text:s text:c="2"/>1 <text:s text:c="2"/>0 <text:s text:c="3"/>0 <text:s text:c="4"/>0 <text:s text:c="2"/>1 <text:s text:c="3"/>0 <text:s text:c="2"/>1 <text:s text:c="3"/>0</text:p>
      <text:p text:style-name="P3">10 <text:s/>0 <text:s text:c="3"/>1 <text:s text:c="2"/>0 <text:s text:c="2"/>1 <text:s text:c="3"/>1 <text:s text:c="4"/>1 <text:s text:c="2"/>0 <text:s text:c="3"/>1 <text:s text:c="2"/>1 <text:s text:c="3"/>0</text:p>
      <text:p text:style-name="P3">11 <text:s/>1 <text:s text:c="3"/>1 <text:s text:c="2"/>1 <text:s text:c="2"/>1 <text:s text:c="3"/>0 <text:s text:c="4"/>0 <text:s text:c="2"/>0 <text:s text:c="3"/>0 <text:s text:c="2"/>0 <text:s text:c="3"/>0</text:p>
      <text:p text:style-name="P3">12 <text:s/>1 <text:s text:c="3"/>1 <text:s text:c="2"/>0 <text:s text:c="2"/>0 <text:s text:c="3"/>0 <text:s text:c="4"/>0 <text:s text:c="2"/>1 <text:s text:c="3"/>0 <text:s text:c="2"/>0 <text:s text:c="3"/>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35:19.968023183</meta:creation-date>
    <dc:date>2025-02-12T11:14:08.428179601</dc:date>
    <meta:editing-duration>PT14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55" meta:word-count="326" meta:character-count="1895" meta:non-whitespace-character-count="1232"/>
  </office:meta>
</office:document-meta>
</file>